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0.926041666666667cm" style:use-optimal-column-width="true"/>
    </style:style>
    <style:style style:name="co4" style:family="table-column">
      <style:table-column-properties fo:break-before="auto" style:column-width="0.396875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725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6.75pt" style:use-optimal-row-height="false" fo:break-before="auto"/>
    </style:style>
    <style:style style:name="ro3" style:family="table-row">
      <style:table-row-properties style:row-height="72pt" style:use-optimal-row-height="false" fo:break-before="auto"/>
    </style:style>
    <style:style style:name="ro4" style:family="table-row">
      <style:table-row-properties style:row-height="117.75pt" style:use-optimal-row-height="false" fo:break-before="auto"/>
    </style:style>
    <style:style style:name="ro5" style:family="table-row">
      <style:table-row-properties style:row-height="48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Workgroupsize Y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H RESULT STEPS</text:p>
          </table:table-cell>
          <table:table-cell office:value-type="string" table:style-name="ce1">
            <text:p>Execution time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0.31235000000000002" table:style-name="ce1">
            <text:p>0,31235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30480699999999999" table:style-name="ce1">
            <text:p>0,304807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0.35575699999999999" table:style-name="ce1">
            <text:p>0,355757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29813099999999998" table:style-name="ce1">
            <text:p>0,298131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0.29804999999999998" table:style-name="ce1">
            <text:p>0,29805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6" table:style-name="ce1">
            <text:p>6</text:p>
          </table:table-cell>
          <table:table-cell office:value-type="float" office:value="0.31821700000000003" table:style-name="ce1">
            <text:p>0,318217</text:p>
          </table:table-cell>
          <table:table-cell table:number-columns-repeated="16377"/>
        </table:table-row>
        <table:table-row table:style-name="ro1">
          <table:table-cell/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.311726" table:style-name="ce1">
            <text:p>0,311726</text:p>
          </table:table-cell>
          <table:table-cell table:number-columns-repeated="16377"/>
        </table:table-row>
        <table:table-row table:style-name="ro1">
          <table:table-cell table:style-name="ce1">
            <draw:frame draw:z-index="1" draw:id="id0" draw:style-name="a0" draw:name="Diagramm 1" svg:x="0.6875in" svg:y="0.2031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table:number-columns-repeated="16383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style-name="ro5">
          <table:table-cell table:number-columns-repeated="8" table:style-name="ce2"/>
          <table:table-cell table:number-columns-repeated="5" table:style-name="ce1"/>
          <table:table-cell table:number-columns-repeated="2" table:style-name="ce2"/>
          <table:table-cell table:number-columns-repeated="16369" table:style-name="ce1"/>
        </table:table-row>
        <table:table-row table:style-name="ro6">
          <table:table-cell table:number-columns-repeated="8" table:style-name="ce2"/>
          <table:table-cell table:number-columns-repeated="5"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Workgroupsize Y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H RESULT STEPS</text:p>
          </table:table-cell>
          <table:table-cell office:value-type="string" table:style-name="ce1">
            <text:p>Execution time</text:p>
          </table:table-cell>
          <table:table-cell table:number-columns-repeated="6" table:style-name="ce1"/>
          <table:table-cell table:number-columns-repeated="2" table:style-name="ce2"/>
          <table:table-cell table:number-columns-repeated="16369" table:style-name="ce1"/>
        </table:table-row>
        <table:table-row table:style-name="ro1"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0.31244" table:style-name="ce1">
            <text:p>0,31244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0.29703000000000002" table:style-name="ce1">
            <text:p>0,29703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3" table:style-name="ce1">
            <text:p>3</text:p>
          </table:table-cell>
          <table:table-cell office:value-type="float" office:value="0.29315799999999997" table:style-name="ce1">
            <text:p>0,293158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4" table:style-name="ce1">
            <text:p>4</text:p>
          </table:table-cell>
          <table:table-cell office:value-type="float" office:value="0.29527900000000001" table:style-name="ce1">
            <text:p>0,295279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float" office:value="0.28854999999999997" table:style-name="ce1">
            <text:p>0,28855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6" table:style-name="ce1">
            <text:p>6</text:p>
          </table:table-cell>
          <table:table-cell office:value-type="float" office:value="0.29996499999999998" table:style-name="ce1">
            <text:p>0,299965</text:p>
          </table:table-cell>
          <table:table-cell table:number-columns-repeated="16377" table:style-name="ce1"/>
        </table:table-row>
        <table:table-row table:style-name="ro1">
          <table:table-cell table:number-columns-repeated="5" table:style-name="ce1"/>
          <table:table-cell office:value-type="float" office:value="8" table:style-name="ce1">
            <text:p>8</text:p>
          </table:table-cell>
          <table:table-cell office:value-type="float" office:value="0.31407600000000002" table:style-name="ce1">
            <text:p>0,314076</text:p>
          </table:table-cell>
          <table:table-cell table:number-columns-repeated="16377" table:style-name="ce1"/>
        </table:table-row>
        <table:table-row table:style-name="ro1">
          <table:table-cell table:style-name="ce1">
            <draw:frame draw:z-index="2" draw:id="id1" draw:style-name="a1" draw:name="Diagramm 9" svg:x="0.51042in" svg:y="0.10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table:number-columns-repeated="5" table:style-name="ce2"/>
          <table:table-cell table:number-columns-repeated="16368"/>
        </table:table-row>
        <table:table-row table:number-rows-repeated="2" table:style-name="ro1">
          <table:table-cell table:number-columns-repeated="11"/>
          <table:table-cell table:number-columns-repeated="5" table:style-name="ce2"/>
          <table:table-cell table:number-columns-repeated="16368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Simon</meta:initial-creator>
    <dc:creator>Simon</dc:creator>
    <meta:creation-date>2019-05-06T07:56:04Z</meta:creation-date>
    <dc:date>2019-06-04T20:36:06Z</dc:date>
    <meta:print-date>2019-06-04T20:35:51Z</meta:print-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F$4:.$F$10"/>
          </chart:axis>
          <chart:series chart:label-cell-address="Tabelle1.$G$3" chart:values-cell-range-address="Tabelle1.$G$4:.$G$10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Execution tim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abelle1.$F$21:.$F$27"/>
          </chart:axis>
          <chart:series chart:label-cell-address="Tabelle1.$G$3" chart:values-cell-range-address="Tabelle1.$G$21:.$G$27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